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1008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1009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1009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1009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1009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1009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1009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1009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1009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1009"/>
        </table:table-row>
        <table:table-row table:style-name="ro4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1007"/>
        </table:table-row>
        <table:table-row table:style-name="ro4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1007"/>
        </table:table-row>
        <table:table-row table:style-name="ro4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1006"/>
        </table:table-row>
        <table:table-row table:style-name="ro4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1006"/>
        </table:table-row>
        <table:table-row table:style-name="ro4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Tete</text:p>
          </table:table-cell>
          <table:table-cell table:number-columns-repeated="1005"/>
        </table:table-row>
        <table:table-row table:style-name="ro4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1005"/>
        </table:table-row>
        <table:table-row table:style-name="ro4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1004"/>
        </table:table-row>
        <table:table-row table:style-name="ro4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1004"/>
        </table:table-row>
        <table:table-row table:style-name="ro4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0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09"/>
        </table:table-row>
        <table:table-row table:style-name="ro4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1008"/>
        </table:table-row>
        <table:table-row table:style-name="ro4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100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1008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4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4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4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4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4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4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4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2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Bras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BrasFond</text:p>
          </table:table-cell>
          <table:table-cell table:number-columns-repeated="1005"/>
        </table:table-row>
        <table:table-row table:style-name="ro4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 table:number-rows-repeated="24">
          <table:table-cell table:number-columns-repeated="1024"/>
        </table:table-row>
        <table:table-row table:style-name="ro4">
          <table:table-cell office:value-type="string">
            <text:p>DummyScrollToCour</text:p>
          </table:table-cell>
          <table:table-cell table:number-columns-repeated="1023"/>
        </table:table-row>
        <table:table-row table:style-name="ro4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21:50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22:11:03</dc:date>
    <meta:editing-duration>PT10H14M11S</meta:editing-duration>
    <meta:editing-cycles>82</meta:editing-cycles>
    <meta:generator>LibreOffice/4.0.4.2$Linux_x86 LibreOffice_project/400m0$Build-2</meta:generator>
    <meta:document-statistic meta:table-count="1" meta:cell-count="140" meta:object-count="0"/>
  </office:meta>
</office:document-meta>
</file>